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color="#cccccc" fo:background-color="#1f1f1f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cdcaa" style:font-name="Consolas" fo:font-size="10.5pt" fo:font-weight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UNTES FLASK</text:p>
      <text:p text:style-name="Standard"/>
      <text:p text:style-name="Standard"><text:span text:style-name="T1">pip install virtualenv</text:span> → Permite crear entornos virtuales aislados, para trabajar con paquetes especificos en python (Dentro de la carpeta de nuestro proyecto).</text:p>
      <text:p text:style-name="Standard"/>
      <text:p text:style-name="Standard"><text:span text:style-name="T1">py -m virtualenv venv</text:span> → Creación de un entorno virtual dentro de la carpeta venv</text:p>
      <text:p text:style-name="Standard"/>
      <text:p text:style-name="Standard"><text:span text:style-name="T1">.\venv\Scripts\Activate</text:span> → Activación de mi entorno virtual mediante powershell (en cmd bastaria con activate)</text:p>
      <text:p text:style-name="Standard"/>
      <text:p text:style-name="Standard"><text:span text:style-name="T1">F1/Python: seleccionar interprete/ 3.8.10 (venv: venv) </text:span>→ Seleccionar el interprete de python para este entorno virtual.</text:p>
      <text:p text:style-name="Standard"/>
      <text:p text:style-name="Standard"><text:span text:style-name="T1">Pip install flask</text:span> → Instalar flask en nuestro proyecto</text:p>
      <text:p text:style-name="Standard"/>
      <text:p text:style-name="Standard"><text:span text:style-name="T1">py app.py →</text:span> Desde la carpeta venv que lo contiene para ejecutarlo en el puerto 5000</text:p>
      <text:p text:style-name="Standard"/>
      <text:p text:style-name="Standard"><text:span text:style-name="T1">Creamos las carpetas routes/models/utils y templates</text:span> para las rutas, los modelos, la conexión a la bbdd y las vistas html.</text:p>
      <text:p text:style-name="Standard"/>
      <text:p text:style-name="Standard">**El <text:span text:style-name="T1">main sera index.py</text:span> y ejecutará la clase app.py. Sólo movemos el main de app a index.</text:p>
      <text:p text:style-name="Standard"/>
      <text:p text:style-name="Standard"><text:span text:style-name="T1">F1 → Format document use black </text:span>(instalar la extension black para python que dara formato)</text:p>
      <text:p text:style-name="Standard"/>
      <text:p text:style-name="P1">CREAR ENRUTADORES/PLANTILLAS</text:p>
      <text:p text:style-name="Standard"/>
      <text:p text:style-name="Standard"><text:span text:style-name="T1">navegador/menu de lineas/mas herramientas/herramientas para desarrollador/inspector</text:span> → Aquí podemos ver el formato de nuestro documento python y si tiene html.</text:p>
      <text:p text:style-name="Standard"/>
      <text:p text:style-name="Standard"><text:span text:style-name="T1">From flask import Blueprint, render_template →</text:span> Estas 2 importaciones permiten tanto el uso de decoradores para trabajar con variables de entorno, como la asignación de html a las rutas</text:p>
      <text:p text:style-name="Standard"/>
      <text:p text:style-name="Standard"><text:span text:style-name="T1">contacts = Blueprint('contacts',__name__)</text:span> → Relacionamos la ruta a los contactos.</text:p>
      <text:p text:style-name="Standard"/>
      <text:p text:style-name="Standard"><text:span text:style-name="T1">@contacts.route('/') -&gt;</text:span>Decorador que asigna la ruta principal</text:p>
      <text:p text:style-name="P4">def home():</text:p>
      <text:p text:style-name="Standard"><text:span text:style-name="T1"><text:tab/>return render_template(“index.html”) → </text:span><text:s/>Metodo que devuelve un html</text:p>
      <text:p text:style-name="Standard"/>
      <text:p text:style-name="Standard"><text:span text:style-name="T1">@contacts.route('/new')</text:span> → Decorador que asigna otra ruta</text:p>
      <text:p text:style-name="P4">def add_contact():</text:p>
      <text:p text:style-name="Standard"><text:span text:style-name="T1"><text:tab/>return “Guardando un contacto”</text:span> → Método que devuelve una cadena.</text:p>
      <text:p text:style-name="P3"><text:span text:style-name="T2"/></text:p>
      <text:p text:style-name="P1">BASE DE DATOS</text:p>
      <text:p text:style-name="Standard"><text:line-break/><text:span text:style-name="T1">pip install Flask-SQLAlchemy →</text:span> Instalación que permite el uso de SQL con código de Python especificamente</text:p>
      <text:p text:style-name="Standard"/>
      <text:p text:style-name="Standard">*En utils, creamos nuestro db.py en el que importamos sqlalckemy y lo iniciamos en una variable*</text:p>
      <text:p text:style-name="Standard"/>
      <text:list xml:id="list7035196572724837024" text:style-name="L1">
        <text:list-item>
          <text:p text:style-name="P5">from flask_sqlalchemy import SQLAlchemy</text:p>
        </text:list-item>
        <text:list-item>
          <text:p text:style-name="P5">db = SQLAlchemy()</text:p>
        </text:list-item>
      </text:list>
      <text:p text:style-name="P4"/>
      <text:p text:style-name="P2"><text:soft-page-break/>En <text:span text:style-name="T1">app.py</text:span> tambien importamos SQLAlchemy ya que va a ser aquí donde pasemos los parámetros para la conexión a la BBDD (Recordar crearla en xampp inicialmente).</text:p>
      <text:p text:style-name="P2"/>
      <text:p text:style-name="P2">28:16 </text:p>
      <text:p text:style-name="P2"/>
      <text:p text:style-name="P2">https://www.youtube.com/watch?v=BP3D03CYFH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rnando Herrero Rodríguez</meta:initial-creator>
    <meta:creation-date>2024-02-29T21:45:19.64</meta:creation-date>
    <dc:date>2024-03-01T07:54:39.80</dc:date>
    <dc:creator>Fernando Herrero Rodríguez</dc:creator>
    <meta:editing-duration>PT3H18M24S</meta:editing-duration>
    <meta:editing-cycles>9</meta:editing-cycles>
    <meta:generator>OpenOffice/4.1.7$Win32 OpenOffice.org_project/417m1$Build-9800</meta:generator>
    <meta:document-statistic meta:table-count="0" meta:image-count="0" meta:object-count="0" meta:page-count="2" meta:paragraph-count="28" meta:word-count="316" meta:character-count="2128"/>
  </office:meta>
</office:document-meta>
</file>